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9.24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8.98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986" table:default-cell-style-name="Default"/>
        <table:table-row table:style-name="ro1">
          <table:table-cell table:number-columns-repeated="2"/>
          <table:table-cell table:formula="of:=SUM([.C4:.C103])" office:value-type="float" office:value="3" calcext:value-type="float">
            <text:p>3</text:p>
          </table:table-cell>
          <table:table-cell table:formula="of:=SUM([.D4:.D103])" office:value-type="float" office:value="1" calcext:value-type="float">
            <text:p>1</text:p>
          </table:table-cell>
          <table:table-cell table:formula="of:=SUM([.E4:.E103])" office:value-type="float" office:value="1" calcext:value-type="float">
            <text:p>1</text:p>
          </table:table-cell>
          <table:table-cell table:formula="of:=SUM([.F4:.F103])" office:value-type="float" office:value="6" calcext:value-type="float">
            <text:p>6</text:p>
          </table:table-cell>
          <table:table-cell table:formula="of:=SUM([.G4:.G103])" office:value-type="float" office:value="17" calcext:value-type="float">
            <text:p>17</text:p>
          </table:table-cell>
          <table:table-cell table:formula="of:=SUM([.H4:.H103])" office:value-type="float" office:value="13" calcext:value-type="float">
            <text:p>13</text:p>
          </table:table-cell>
          <table:table-cell table:formula="of:=SUM([.I4:.I103])" office:value-type="float" office:value="6" calcext:value-type="float">
            <text:p>6</text:p>
          </table:table-cell>
          <table:table-cell table:formula="of:=SUM([.J4:.J103])" office:value-type="float" office:value="11" calcext:value-type="float">
            <text:p>11</text:p>
          </table:table-cell>
          <table:table-cell table:formula="of:=SUM([.K4:.K103])" office:value-type="float" office:value="14" calcext:value-type="float">
            <text:p>14</text:p>
          </table:table-cell>
          <table:table-cell table:formula="of:=SUM([.L4:.L103])" office:value-type="float" office:value="12" calcext:value-type="float">
            <text:p>12</text:p>
          </table:table-cell>
          <table:table-cell table:formula="of:=SUM([.M4:.M103])" office:value-type="float" office:value="6" calcext:value-type="float">
            <text:p>6</text:p>
          </table:table-cell>
          <table:table-cell table:formula="of:=SUM([.N4:.N103])" office:value-type="float" office:value="4" calcext:value-type="float">
            <text:p>4</text:p>
          </table:table-cell>
          <table:table-cell table:formula="of:=SUM([.O4:.O103])" office:value-type="float" office:value="4" calcext:value-type="float">
            <text:p>4</text:p>
          </table:table-cell>
          <table:table-cell table:formula="of:=SUM([.P4:.P103])" office:value-type="float" office:value="11" calcext:value-type="float">
            <text:p>11</text:p>
          </table:table-cell>
          <table:table-cell table:formula="of:=SUM([.Q4:.Q103])" office:value-type="float" office:value="8" calcext:value-type="float">
            <text:p>8</text:p>
          </table:table-cell>
          <table:table-cell table:formula="of:=SUM([.R4:.R103])" office:value-type="float" office:value="5" calcext:value-type="float">
            <text:p>5</text:p>
          </table:table-cell>
          <table:table-cell table:formula="of:=SUM([.S4:.S103])" office:value-type="float" office:value="5" calcext:value-type="float">
            <text:p>5</text:p>
          </table:table-cell>
          <table:table-cell table:formula="of:=SUM([.T4:.T103])" office:value-type="float" office:value="2" calcext:value-type="float">
            <text:p>2</text:p>
          </table:table-cell>
          <table:table-cell table:formula="of:=SUM([.U4:.U103])" office:value-type="float" office:value="4" calcext:value-type="float">
            <text:p>4</text:p>
          </table:table-cell>
          <table:table-cell table:formula="of:=SUM([.V4:.V103])" office:value-type="float" office:value="7" calcext:value-type="float">
            <text:p>7</text:p>
          </table:table-cell>
          <table:table-cell table:formula="of:=SUM([.W4:.W103])" office:value-type="float" office:value="12" calcext:value-type="float">
            <text:p>12</text:p>
          </table:table-cell>
          <table:table-cell table:formula="of:=SUM([.X4:.X103])" office:value-type="float" office:value="6" calcext:value-type="float">
            <text:p>6</text:p>
          </table:table-cell>
          <table:table-cell table:formula="of:=SUM([.Y4:.Y103])" office:value-type="float" office:value="8" calcext:value-type="float">
            <text:p>8</text:p>
          </table:table-cell>
          <table:table-cell table:formula="of:=SUM([.Z4:.Z103])" office:value-type="float" office:value="2" calcext:value-type="float">
            <text:p>2</text:p>
          </table:table-cell>
          <table:table-cell table:formula="of:=SUM([.AA4:.AA103])" office:value-type="float" office:value="4" calcext:value-type="float">
            <text:p>4</text:p>
          </table:table-cell>
          <table:table-cell table:formula="of:=SUM([.AB4:.AB103])" office:value-type="float" office:value="5" calcext:value-type="float">
            <text:p>5</text:p>
          </table:table-cell>
          <table:table-cell table:formula="of:=SUM([.AC4:.AC103])" office:value-type="float" office:value="7" calcext:value-type="float">
            <text:p>7</text:p>
          </table:table-cell>
          <table:table-cell table:formula="of:=SUM([.AD4:.AD103])" office:value-type="float" office:value="6" calcext:value-type="float">
            <text:p>6</text:p>
          </table:table-cell>
          <table:table-cell table:formula="of:=SUM([.AE4:.AE103])" office:value-type="float" office:value="2" calcext:value-type="float">
            <text:p>2</text:p>
          </table:table-cell>
          <table:table-cell table:formula="of:=SUM([.AF4:.AF103])" office:value-type="float" office:value="4" calcext:value-type="float">
            <text:p>4</text:p>
          </table:table-cell>
          <table:table-cell table:formula="of:=SUM([.AG4:.AG103])" office:value-type="float" office:value="2" calcext:value-type="float">
            <text:p>2</text:p>
          </table:table-cell>
          <table:table-cell table:formula="of:=SUM([.AH4:.AH103])" office:value-type="float" office:value="7" calcext:value-type="float">
            <text:p>7</text:p>
          </table:table-cell>
          <table:table-cell table:formula="of:=SUM([.AI4:.AI103])" office:value-type="float" office:value="4" calcext:value-type="float">
            <text:p>4</text:p>
          </table:table-cell>
          <table:table-cell table:formula="of:=SUM([.AJ4:.AJ103])" office:value-type="float" office:value="5" calcext:value-type="float">
            <text:p>5</text:p>
          </table:table-cell>
          <table:table-cell table:formula="of:=SUM([.AK4:.AK103])" office:value-type="float" office:value="8" calcext:value-type="float">
            <text:p>8</text:p>
          </table:table-cell>
          <table:table-cell table:formula="of:=SUM([.AL4:.AL103])" office:value-type="float" office:value="1" calcext:value-type="float">
            <text:p>1</text:p>
          </table:table-cell>
          <table:table-cell table:formula="of:=SUM([.AM4:.AM103])" office:value-type="float" office:value="99" calcext:value-type="float">
            <text:p>99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smalltalk.agent.acquaintance</text:p>
          </table:table-cell>
          <table:table-cell office:value-type="string" calcext:value-type="string">
            <text:p>smalltalk.agent.age</text:p>
          </table:table-cell>
          <table:table-cell office:value-type="string" calcext:value-type="string">
            <text:p>smalltalk.agent.annoying</text:p>
          </table:table-cell>
          <table:table-cell office:value-type="string" calcext:value-type="string">
            <text:p>smalltalk.agent.answer_my_question 142|2|116|130|136|140</text:p>
          </table:table-cell>
          <table:table-cell office:value-type="string" calcext:value-type="string">
            <text:p>smalltalk.agent.bad 141|136|123|116|108|98|90|88|87|84|72|63|62|49|46|32|20|3</text:p>
          </table:table-cell>
          <table:table-cell office:value-type="string" calcext:value-type="string">
            <text:p>smalltalk.agent.beautiful 143|12|22|43|47|66|80|84|102|108|116|124|135</text:p>
          </table:table-cell>
          <table:table-cell office:value-type="string" calcext:value-type="string">
            <text:p>smalltalk.agent.birth_date 144|62|72|88|99|108</text:p>
          </table:table-cell>
          <table:table-cell office:value-type="string" calcext:value-type="string">
            <text:p>smalltalk.agent.boss 13|18|20|29|44|60|83|99|108|123|136</text:p>
          </table:table-cell>
          <table:table-cell office:value-type="string" calcext:value-type="string">
            <text:p>smalltalk.agent.chatbot 13|7|44|49|60|72|80|84|88|95|109|115|127|135</text:p>
          </table:table-cell>
          <table:table-cell office:value-type="string" calcext:value-type="string">
            <text:p>smalltalk.agent.crazy 20|21|29|56|77|84|89|98|123|124|127|135</text:p>
          </table:table-cell>
          <table:table-cell office:value-type="string" calcext:value-type="string">
            <text:p>smalltalk.agent.funny 146|11|22|47|58|84</text:p>
          </table:table-cell>
          <table:table-cell office:value-type="string" calcext:value-type="string">
            <text:p>malltalk.agent.happy 43|84|102|135</text:p>
          </table:table-cell>
          <table:table-cell office:value-type="string" calcext:value-type="string">
            <text:p>smalltalk.agent.hobby 147|88|99|142</text:p>
          </table:table-cell>
          <table:table-cell office:value-type="string" calcext:value-type="string">
            <text:p>smalltalk.agent.my_friend 22|33|44|53|58|77|95|127|134|140|149</text:p>
          </table:table-cell>
          <table:table-cell office:value-type="string" calcext:value-type="string">
            <text:p>smalltalk.agent.ready 44|48|53|65|83|98|108|117</text:p>
          </table:table-cell>
          <table:table-cell office:value-type="string" calcext:value-type="string">
            <text:p>smalltalk.agent.residence 9|13|29|44|140</text:p>
          </table:table-cell>
          <table:table-cell office:value-type="string" calcext:value-type="string">
            <text:p>smalltalk.agent.right 77|84|124|150|151</text:p>
          </table:table-cell>
          <table:table-cell office:value-type="string" calcext:value-type="string">
            <text:p>smalltalk.agent.sure 25|61</text:p>
          </table:table-cell>
          <table:table-cell office:value-type="string" calcext:value-type="string">
            <text:p>smalltalk.agent.talk_to_me 1|32|108|130</text:p>
          </table:table-cell>
          <table:table-cell office:value-type="string" calcext:value-type="string">
            <text:p>smalltalk.agent.there 58|165|100|127|134|140|142|149</text:p>
          </table:table-cell>
          <table:table-cell office:value-type="string" calcext:value-type="string">
            <text:p>smalltalk.appraisal.bad 15|29|19|76|84|90|98|101|106|107|116|123</text:p>
          </table:table-cell>
          <table:table-cell office:value-type="string" calcext:value-type="string">
            <text:p>smalltalk.appraisal.good 47|58|66|84|124|151</text:p>
          </table:table-cell>
          <table:table-cell office:value-type="string" calcext:value-type="string">
            <text:p>smalltalk.appraisal.thank_you 113|39|47|69|73|88|109|116</text:p>
          </table:table-cell>
          <table:table-cell office:value-type="string" calcext:value-type="string">
            <text:p>smalltalk.appraisal.welcome 47|117</text:p>
          </table:table-cell>
          <table:table-cell office:value-type="string" calcext:value-type="string">
            <text:p>smalltalk.confirmation.cancel 4|48|84|98</text:p>
          </table:table-cell>
          <table:table-cell office:value-type="string" calcext:value-type="string">
            <text:p>smalltalk.confirmation.no 8|33|44|48|60</text:p>
          </table:table-cell>
          <table:table-cell office:value-type="string" calcext:value-type="string">
            <text:p>smalltalk.confirmation.yes 78|84|87|99|108|116|123</text:p>
          </table:table-cell>
          <table:table-cell office:value-type="string" calcext:value-type="string">
            <text:p>smalltalk.dialog.hold_on 7|25|29|33|88|89</text:p>
          </table:table-cell>
          <table:table-cell office:value-type="string" calcext:value-type="string">
            <text:p>smalltalk.dialog.sorry 3 – 60</text:p>
          </table:table-cell>
          <table:table-cell office:value-type="string" calcext:value-type="string">
            <text:p>smalltalk.dialog.what_do_you_mean 18|24|40|130</text:p>
          </table:table-cell>
          <table:table-cell office:value-type="string" calcext:value-type="string">
            <text:p>smalltalk.greetings.bye 28|44</text:p>
          </table:table-cell>
          <table:table-cell office:value-type="string" calcext:value-type="string">
            <text:p>smalltalk.greetings.hello 152|1|32|48|140|104|127</text:p>
          </table:table-cell>
          <table:table-cell office:value-type="string" calcext:value-type="string">
            <text:p>smalltalk.greetings.how_are_you 25|92|128|136</text:p>
          </table:table-cell>
          <table:table-cell office:value-type="string" calcext:value-type="string">
            <text:p>smalltalk.user.joking 6|11|63|116|127</text:p>
          </table:table-cell>
          <table:table-cell office:value-type="string" calcext:value-type="string">
            <text:p>smalltalk.user.testing_agent 20|22|30|46|48|87|109|130</text:p>
          </table:table-cell>
          <table:table-cell office:value-type="string" calcext:value-type="string">
            <text:p>smalltalk.user.rude 46</text:p>
          </table:table-cell>
          <table:table-cell office:value-type="string" calcext:value-type="string">
            <text:p>smalltalk.user.random_stiker</text:p>
          </table:table-cell>
          <table:table-cell office:value-type="string" calcext:value-type="string">
            <text:p>Sum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ticker#</text:p>
          </table:table-cell>
          <table:table-cell office:value-type="string" calcext:value-type="string">
            <text:p>Phras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І аб чом разгавор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4:.AM4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Я етого не люблю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formula="of:=SUM([.C5:.AM5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у не абіжайся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C6:.AM6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Єсть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SUM([.C7:.AM7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інє оні не інтересни еті вєщі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8:.AM8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Ето шо, Вася, визов?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C9:.AM9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і то нє, то я так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C10:.AM10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А ти хуй у бєлки видів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formula="of:=SUM([.C11:.AM11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То найобки ще хуйня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12:.AM12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 мої предки дворянє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formula="of:=SUM([.C13:.AM13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Блядські ці питання зайобують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formula="of:=SUM([.C14:.AM14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Такіє варіанти їбав я 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SUM([.C15:.AM15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Но це канєшно в смислє переносном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C16:.AM16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О часи о Данія нещасна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SUM([.C17:.AM17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Щось пиздите таке що не просцяти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18:.AM18]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учий сину хуйовий недоносок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SUM([.C19:.AM19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Бешкетнику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0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table:formula="of:=SUM([.C20:.AM20])" office:value-type="float" office:value="5" calcext:value-type="float">
            <text:p>5</text:p>
          </table:table-cell>
          <table:table-cell table:style-name="ce1" table:number-columns-repeated="98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Шо не ясно?</text:p>
          </table:table-cell>
          <table:table-cell table:style-name="ce2" table:number-columns-repeated="29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formula="of:=SUM([.C21:.AM21])" office:value-type="float" office:value="2" calcext:value-type="float">
            <text:p>2</text:p>
          </table:table-cell>
          <table:table-cell table:style-name="ce2" table:number-columns-repeated="98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апаша всьо буде в лучшем віде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C22:.AM22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Завіса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C23:.AM23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Нє дєлай волни хваня</text:p>
          </table:table-cell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1" office:value-type="float" office:value="1" calcext:value-type="float">
            <text:p>1</text:p>
          </table:table-cell>
          <table:table-cell table:style-name="ce4" table:formula="of:=SUM([.C24:.AM24])" office:value-type="float" office:value="6" calcext:value-type="float">
            <text:p>6</text:p>
          </table:table-cell>
          <table:table-cell table:style-name="ce1" table:number-columns-repeated="98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Блядь ніхуя не просцу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25:.AM25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Об чом ви щас думаєте Єгорка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5" table:formula="of:=SUM([.C26:.AM26]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А вот етого как раз і ніззя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C27:.AM27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Ця хуйня тобі не допоможе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28:.AM28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Кому спасібо надо сказать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SUM([.C29:.AM29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Вчити вас синків треба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C30:.AM30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Шо не ясно йоб твою мать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31:.AM31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Я так думаю що щастя кожен по своєму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formula="of:=SUM([.C32:.AM32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Ти посмотрі какой он бистрий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table:formula="of:=SUM([.C33:.AM33])" office:value-type="float" office:value="8" calcext:value-type="float">
            <text:p>8</text:p>
          </table:table-cell>
          <table:table-cell table:number-columns-repeated="98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Харош пиздєть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34:.AM34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А хто ви такой пришлі тут матюкаєтесь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3" office:value-type="float" office:value="1" calcext:value-type="float">
            <text:p>1</text:p>
          </table:table-cell>
          <table:table-cell table:style-name="ce3" table:number-columns-repeated="12"/>
          <table:table-cell table:number-columns-repeated="3" table:style-name="ce3" office:value-type="float" office:value="1" calcext:value-type="float">
            <text:p>1</text:p>
          </table:table-cell>
          <table:table-cell table:style-name="ce6" table:formula="of:=SUM([.C35:.AM35])" office:value-type="float" office:value="5" calcext:value-type="float">
            <text:p>5</text:p>
          </table:table-cell>
          <table:table-cell table:style-name="ce3" table:number-columns-repeated="98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Шо нравіца? На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style-name="ce5" table:formula="of:=SUM([.C36:.AM36]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А тепер шо робить будем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SUM([.C37:.AM37])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В етой жизні хто умнее той і прав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formula="of:=SUM([.C38:.AM38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Ні хуя собі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39:.AM39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Што такоє ходіть спокойно не можете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40:.AM40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Скорость охуєвающа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formula="of:=SUM([.C41:.AM41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І з тобою дєд такоє будєт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SUM([.C42:.AM42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Ну блядська печінка ну наливай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SUM([.C43:.AM43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Я єбу такі варіанти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44:.AM44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Я тебя за то уважаю Міша шо ти рісковий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5" table:formula="of:=SUM([.C45:.AM45]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Йоб твою мать нахуя мнє піздєть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formula="of:=SUM([.C46:.AM46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Всі зловісно мовчать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formula="of:=SUM([.C47:.AM47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Я что-то юмора нє понял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48:.AM48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Нє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SUM([.C49:.AM49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Та то всьо хуйня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formula="of:=SUM([.C50:.AM50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Разниє случаї єсть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SUM([.C51:.AM51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Я собствєнно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formula="of:=SUM([.C52:.AM52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Я більше не можу. Кругом якась хуйня скрізь підараси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SUM([.C53:.AM53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Німа сцена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SUM([.C54:.AM54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Іначе нам ніззя нікак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formula="of:=SUM([.C55:.AM55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По-мойму буде заєбісь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C56:.AM56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А вийдєт з етого хуйня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57:.AM57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Канечно я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formula="of:=SUM([.C58:.AM58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Мнє кажется что ету фразу проізносіть не стоіт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59:.AM59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А єслі можно мєдленней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SUM([.C60:.AM60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Вам віднєй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5" table:formula="of:=SUM([.C61:.AM61])" office:value-type="float" office:value="10" calcext:value-type="float">
            <text:p>10</text:p>
          </table:table-cell>
          <table:table-cell table:number-columns-repeated="98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З цього місця з подробицями будь ласка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2:.AM62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Я вас прошу нє атвлєкайтесь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5" table:formula="of:=SUM([.C63:.AM63])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Як ви сказали?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C64:.AM64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Тогда нада воду злівать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SUM([.C65:.AM65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От все одно жизнь – заєбісь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C66:.AM66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Человек человеку друг товаріщ і брат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formula="of:=SUM([.C67:.AM67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Гиги ото нехуйово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68:.AM68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Какая ви нервная я єбу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5" table:formula="of:=SUM([.C69:.AM69])" office:value-type="float" office:value="6" calcext:value-type="float">
            <text:p>6</text:p>
          </table:table-cell>
          <table:table-cell table:number-columns-repeated="98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Га?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5" table:formula="of:=SUM([.C70:.AM70]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А хто це к нам лізе?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SUM([.C71:.AM71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Та то якесь випадєніє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SUM([.C72:.AM72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Ми ковалі нашого щастя Івасику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formula="of:=SUM([.C73:.AM73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Мирон Опанасович що в нас по <text:s/>плану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74:.AM74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Звичайно хуйня ще й яка хуйня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SUM([.C75:.AM75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Це ідеалістичний онанізм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SUM([.C76:.AM76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Спокійніше Зоя Жорівна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C77:.AM77])" office:value-type="float" office:value="8" calcext:value-type="float">
            <text:p>8</text:p>
          </table:table-cell>
          <table:table-cell table:number-columns-repeated="98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Досить Гриша 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SUM([.C78:.AM78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Будь ласка Мирон Опанасович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SUM([.C79:.AM79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І знов двійка Носенко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formula="of:=SUM([.C80:.AM80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Продовжуйте Зоя Жорівна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81:.AM81])" office:value-type="float" office:value="8" calcext:value-type="float">
            <text:p>8</text:p>
          </table:table-cell>
          <table:table-cell table:number-columns-repeated="98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От шкода знову часу не вистачило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C82:.AM82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Вже років 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formula="of:=SUM([.C83:.AM83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Какой чудак єй богу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C84:.AM84])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Я знаю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formula="of:=SUM([.C85:.AM85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Так налякав що я ледь не усрався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table:formula="of:=SUM([.C86:.AM86])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Куди не кину оком стомленим – хуйня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C87:.AM87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Я вірю в силу піздюлєй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SUM([.C88:.AM88]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На блядки підем сьогодня?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SUM([.C89:.AM89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Вообще умнейша опитнейша людина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style-name="ce5" table:formula="of:=SUM([.C90:.AM90]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Ти Поля сначала думай а потом спрашуй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formula="of:=SUM([.C91:.AM91]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Просто так нічого не буває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formula="of:=SUM([.C92:.AM92])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Чого тобі треба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5" table:formula="of:=SUM([.C93:.AM93])" office:value-type="float" office:value="6" calcext:value-type="float">
            <text:p>6</text:p>
          </table:table-cell>
          <table:table-cell table:number-columns-repeated="98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Какой ти скучний – а вона блядь весела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formula="of:=SUM([.C94:.AM94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Відповіддю їй служать удари голови об стіну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SUM([.C95:.AM95]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Кожа як у бога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formula="of:=SUM([.C96:.AM96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Дурні пацаваті я вічно буду жить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formula="of:=SUM([.C97:.AM97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Під його веселий регіт завіса закривається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formula="of:=SUM([.C98:.AM98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Вам тільки би горілки засадить і..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formula="of:=SUM([.C99:.AM99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Руб єсть?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SUM([.C100:.AM100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Звідки ви знаєте, дядя?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SUM([.C101:.AM101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Правда дядя Савка?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formula="of:=SUM([.C102:.AM102]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Привіт компана я вам почитати принесла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103:.AM103])" office:value-type="float" office:value="2" calcext:value-type="float">
            <text:p>2</text:p>
          </table:table-cell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3:38:24.862522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0:35:10.451344050</meta:creation-date>
    <dc:date>2019-03-10T18:16:40.385246805</dc:date>
    <meta:editing-duration>PT4H3M54S</meta:editing-duration>
    <meta:editing-cycles>11</meta:editing-cycles>
    <meta:generator>LibreOffice/6.0.7.3$Linux_X86_64 LibreOffice_project/00m0$Build-3</meta:generator>
    <meta:document-statistic meta:table-count="1" meta:cell-count="699" meta:object-count="0"/>
  </office:meta>
</office:document-meta>
</file>